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4eb2fb1" officeooo:paragraph-rsid="04eb2fb1"/>
    </style:style>
    <style:style style:name="P4" style:family="paragraph" style:parent-style-name="Text_20_body">
      <style:text-properties officeooo:rsid="04ed7cbc" officeooo:paragraph-rsid="0559a08c"/>
    </style:style>
    <style:style style:name="P5" style:family="paragraph" style:parent-style-name="Text_20_body">
      <style:text-properties officeooo:rsid="04c11b0a" officeooo:paragraph-rsid="056043cc"/>
    </style:style>
    <style:style style:name="P6" style:family="paragraph" style:parent-style-name="Text_20_body">
      <style:paragraph-properties fo:line-height="100%"/>
      <style:text-properties officeooo:rsid="04af6545" officeooo:paragraph-rsid="04af6545"/>
    </style:style>
    <style:style style:name="P7" style:family="paragraph" style:parent-style-name="Text_20_body">
      <style:text-properties officeooo:rsid="04d90c7a" officeooo:paragraph-rsid="05423bb5"/>
    </style:style>
    <style:style style:name="P8" style:family="paragraph" style:parent-style-name="Text_20_body">
      <style:text-properties officeooo:paragraph-rsid="05423bb5"/>
    </style:style>
    <style:style style:name="P9" style:family="paragraph" style:parent-style-name="Text_20_body">
      <style:text-properties officeooo:rsid="04e23419" officeooo:paragraph-rsid="05423bb5"/>
    </style:style>
    <style:style style:name="P10" style:family="paragraph" style:parent-style-name="Text_20_body">
      <style:text-properties officeooo:rsid="05718872" officeooo:paragraph-rsid="05718872"/>
    </style:style>
    <style:style style:name="P11" style:family="paragraph" style:parent-style-name="Text_20_body">
      <style:text-properties officeooo:rsid="0575306a" officeooo:paragraph-rsid="0575306a"/>
    </style:style>
    <style:style style:name="P12" style:family="paragraph" style:parent-style-name="Text_20_body">
      <style:text-properties officeooo:rsid="060f128b" officeooo:paragraph-rsid="057c39d8"/>
    </style:style>
    <style:style style:name="P13" style:family="paragraph" style:parent-style-name="Heading_20_2">
      <style:paragraph-properties fo:line-height="100%"/>
      <style:text-properties officeooo:rsid="04d67b69" officeooo:paragraph-rsid="04ea4747"/>
    </style:style>
    <style:style style:name="P14" style:family="paragraph" style:parent-style-name="Heading_20_2">
      <style:paragraph-properties fo:line-height="100%"/>
      <style:text-properties officeooo:rsid="04d67b69" officeooo:paragraph-rsid="0559a08c"/>
    </style:style>
    <style:style style:name="P15" style:family="paragraph" style:parent-style-name="Heading_20_2">
      <style:text-properties officeooo:paragraph-rsid="056043cc"/>
    </style:style>
    <style:style style:name="P16" style:family="paragraph" style:parent-style-name="Heading_20_2">
      <style:text-properties officeooo:paragraph-rsid="05423bb5"/>
    </style:style>
    <style:style style:name="P17" style:family="paragraph" style:parent-style-name="Heading_20_2">
      <style:text-properties officeooo:rsid="052ad1a0" officeooo:paragraph-rsid="05707a8f"/>
    </style:style>
    <style:style style:name="P18" style:family="paragraph" style:parent-style-name="Heading_20_2">
      <style:text-properties officeooo:rsid="052ad1a0" officeooo:paragraph-rsid="05718872"/>
    </style:style>
    <style:style style:name="P19" style:family="paragraph" style:parent-style-name="Text_20_body">
      <style:paragraph-properties fo:margin-top="0in" fo:margin-bottom="0.0181in" loext:contextual-spacing="false"/>
      <style:text-properties officeooo:rsid="05707a8f" officeooo:paragraph-rsid="05707a8f"/>
    </style:style>
    <style:style style:name="P20" style:family="paragraph" style:parent-style-name="Heading_20_2">
      <style:paragraph-properties fo:text-align="end" style:justify-single-word="false" style:writing-mode="rl-tb"/>
      <style:text-properties officeooo:paragraph-rsid="057a9b43"/>
    </style:style>
    <style:style style:name="P21" style:family="paragraph" style:parent-style-name="Heading_20_2">
      <style:paragraph-properties fo:text-align="end" style:justify-single-word="false" style:writing-mode="rl-tb"/>
      <style:text-properties officeooo:rsid="052ad1a0" officeooo:paragraph-rsid="057a9b43"/>
    </style:style>
    <style:style style:name="P22" style:family="paragraph" style:parent-style-name="Text_20_body">
      <style:paragraph-properties fo:text-align="end" style:justify-single-word="false" style:writing-mode="rl-tb"/>
      <style:text-properties officeooo:rsid="057c5569" officeooo:paragraph-rsid="057c5569"/>
    </style:style>
    <style:style style:name="P23" style:family="paragraph" style:parent-style-name="Heading_20_3">
      <style:paragraph-properties fo:line-height="100%" fo:text-align="start" style:justify-single-word="false" style:writing-mode="lr-tb"/>
      <style:text-properties style:font-name="David CLM" style:text-underline-style="solid" style:text-underline-type="double" style:text-underline-width="auto" style:text-underline-color="font-color" fo:font-weight="normal" officeooo:rsid="0725b4c7" officeooo:paragraph-rsid="057d6388" style:font-weight-asian="normal" style:font-name-complex="David CLM" style:font-weight-complex="normal"/>
    </style:style>
    <style:style style:name="P24" style:family="paragraph" style:parent-style-name="Heading_20_2">
      <style:paragraph-properties fo:line-height="100%" fo:text-align="end" style:justify-single-word="false" fo:break-before="page" style:writing-mode="rl-tb"/>
      <style:text-properties style:font-name="David CLM" officeooo:rsid="071ebc14" officeooo:paragraph-rsid="057d6388" style:font-name-complex="David CLM"/>
    </style:style>
    <style:style style:name="P25" style:family="paragraph" style:parent-style-name="Heading_20_1">
      <style:paragraph-properties fo:line-height="100%"/>
      <style:text-properties officeooo:rsid="04af6545" officeooo:paragraph-rsid="04af6545"/>
    </style:style>
    <style:style style:name="P26" style:family="paragraph" style:parent-style-name="Heading_20_3" style:list-style-name="L2">
      <style:paragraph-properties fo:text-align="start" style:justify-single-word="false" style:writing-mode="lr-tb"/>
      <style:text-properties officeooo:paragraph-rsid="0575306a"/>
    </style:style>
    <style:style style:name="P27" style:family="paragraph" style:parent-style-name="Heading_20_3" style:list-style-name="L5">
      <style:paragraph-properties fo:line-height="100%" fo:text-align="start" style:justify-single-word="false" style:writing-mode="lr-tb"/>
      <style:text-properties officeooo:paragraph-rsid="057d6388"/>
    </style:style>
    <style:style style:name="P28" style:family="paragraph" style:parent-style-name="Heading_20_3" style:list-style-name="L5">
      <style:paragraph-properties fo:margin-top="0in" fo:margin-bottom="0in" loext:contextual-spacing="false" fo:line-height="100%" fo:text-align="start" style:justify-single-word="false" style:writing-mode="lr-tb"/>
      <style:text-properties style:font-name="David CLM" fo:font-weight="normal" officeooo:rsid="072b0674" officeooo:paragraph-rsid="057d6388" style:font-weight-asian="normal" style:font-name-complex="David CLM" style:font-weight-complex="normal"/>
    </style:style>
    <style:style style:name="P29" style:family="paragraph" style:parent-style-name="Text_20_body" style:list-style-name="L3">
      <style:text-properties officeooo:rsid="060f128b" officeooo:paragraph-rsid="057c39d8"/>
    </style:style>
    <style:style style:name="P30" style:family="paragraph" style:parent-style-name="Text_20_body" style:list-style-name="L3">
      <style:text-properties fo:font-weight="bold" officeooo:rsid="060f128b" officeooo:paragraph-rsid="057c39d8" style:font-weight-asian="bold" style:font-weight-complex="bold"/>
    </style:style>
    <style:style style:name="P31" style:family="paragraph" style:parent-style-name="Text_20_body" style:list-style-name="L1">
      <style:paragraph-properties fo:margin-top="0in" fo:margin-bottom="0in" loext:contextual-spacing="false"/>
      <style:text-properties officeooo:rsid="05707a8f" officeooo:paragraph-rsid="05707a8f"/>
    </style:style>
    <style:style style:name="P32" style:family="paragraph" style:parent-style-name="Text_20_body" style:list-style-name="L5">
      <style:paragraph-properties fo:margin-top="0in" fo:margin-bottom="0in" loext:contextual-spacing="false" fo:line-height="100%" fo:text-align="start" style:justify-single-word="false" style:writing-mode="lr-tb"/>
      <style:text-properties officeooo:paragraph-rsid="057d6388"/>
    </style:style>
    <style:style style:name="P33" style:family="paragraph" style:parent-style-name="Text_20_body" style:list-style-name="L1">
      <style:paragraph-properties fo:margin-top="0in" fo:margin-bottom="0.0181in" loext:contextual-spacing="false"/>
      <style:text-properties officeooo:rsid="05707a8f" officeooo:paragraph-rsid="05707a8f"/>
    </style:style>
    <style:style style:name="P34" style:family="paragraph" style:parent-style-name="Text_20_body" style:list-style-name="L4">
      <style:paragraph-properties fo:text-align="end" style:justify-single-word="false" style:writing-mode="rl-tb"/>
      <style:text-properties officeooo:rsid="057c5569" officeooo:paragraph-rsid="057c5569"/>
    </style:style>
    <style:style style:name="T1" style:family="text">
      <style:text-properties officeooo:rsid="04c062de"/>
    </style:style>
    <style:style style:name="T2" style:family="text">
      <style:text-properties officeooo:rsid="04c14fe6"/>
    </style:style>
    <style:style style:name="T3" style:family="text">
      <style:text-properties fo:font-size="8pt" officeooo:rsid="04e7f806" style:font-size-asian="8pt" style:font-size-complex="8pt"/>
    </style:style>
    <style:style style:name="T4" style:family="text">
      <style:text-properties fo:font-size="8pt" officeooo:rsid="0500a48b" style:font-size-asian="8pt" style:font-size-complex="8pt"/>
    </style:style>
    <style:style style:name="T5" style:family="text">
      <style:text-properties officeooo:rsid="04c9dbac"/>
    </style:style>
    <style:style style:name="T6" style:family="text">
      <style:text-properties fo:font-weight="bold" style:font-weight-asian="bold" style:font-weight-complex="bold"/>
    </style:style>
    <style:style style:name="T7" style:family="text">
      <style:text-properties officeooo:rsid="04d75d17"/>
    </style:style>
    <style:style style:name="T8" style:family="text">
      <style:text-properties officeooo:rsid="04e23419"/>
    </style:style>
    <style:style style:name="T9" style:family="text">
      <style:text-properties officeooo:rsid="04e7f806"/>
    </style:style>
    <style:style style:name="T10" style:family="text">
      <style:text-properties officeooo:rsid="04ecb878"/>
    </style:style>
    <style:style style:name="T11" style:family="text">
      <style:text-properties fo:font-weight="normal" style:font-weight-asian="normal" style:font-weight-complex="normal"/>
    </style:style>
    <style:style style:name="T12" style:family="text">
      <style:text-properties fo:font-weight="normal" officeooo:rsid="04f30b09" style:font-weight-asian="normal" style:font-weight-complex="normal"/>
    </style:style>
    <style:style style:name="T13" style:family="text">
      <style:text-properties fo:font-weight="normal" officeooo:rsid="0575306a" style:font-weight-asian="normal" style:font-weight-complex="normal"/>
    </style:style>
    <style:style style:name="T14" style:family="text">
      <style:text-properties fo:font-weight="normal" officeooo:rsid="057c39d8" style:font-weight-asian="normal" style:font-weight-complex="normal"/>
    </style:style>
    <style:style style:name="T15" style:family="text">
      <style:text-properties officeooo:rsid="0504e67b"/>
    </style:style>
    <style:style style:name="T16" style:family="text">
      <style:text-properties officeooo:rsid="0505c38a"/>
    </style:style>
    <style:style style:name="T17" style:family="text">
      <style:text-properties officeooo:rsid="050ce1d0"/>
    </style:style>
    <style:style style:name="T18" style:family="text">
      <style:text-properties officeooo:rsid="05226f8d"/>
    </style:style>
    <style:style style:name="T19" style:family="text">
      <style:text-properties officeooo:rsid="0536b38b"/>
    </style:style>
    <style:style style:name="T20" style:family="text">
      <style:text-properties officeooo:rsid="054a3926"/>
    </style:style>
    <style:style style:name="T21" style:family="text">
      <style:text-properties officeooo:rsid="054c8575"/>
    </style:style>
    <style:style style:name="T22" style:family="text">
      <style:text-properties officeooo:rsid="054e5708"/>
    </style:style>
    <style:style style:name="T23" style:family="text">
      <style:text-properties officeooo:rsid="0553e1f8"/>
    </style:style>
    <style:style style:name="T24" style:family="text">
      <style:text-properties officeooo:rsid="056dcf64"/>
    </style:style>
    <style:style style:name="T25" style:family="text">
      <style:text-properties officeooo:rsid="057044aa"/>
    </style:style>
    <style:style style:name="T26" style:family="text">
      <style:text-properties officeooo:rsid="05707a8f"/>
    </style:style>
    <style:style style:name="T27" style:family="text">
      <style:text-properties officeooo:rsid="0571c66a"/>
    </style:style>
    <style:style style:name="T28" style:family="text">
      <style:text-properties officeooo:rsid="0572908e"/>
    </style:style>
    <style:style style:name="T29" style:family="text">
      <style:text-properties officeooo:rsid="0572f345"/>
    </style:style>
    <style:style style:name="T30" style:family="text">
      <style:text-properties officeooo:rsid="05747c27"/>
    </style:style>
    <style:style style:name="T31" style:family="text">
      <style:text-properties officeooo:rsid="0575306a"/>
    </style:style>
    <style:style style:name="T32" style:family="text">
      <style:text-properties fo:font-style="italic" officeooo:rsid="04d75d17" style:font-style-asian="italic" style:font-style-complex="italic"/>
    </style:style>
    <style:style style:name="T33" style:family="text">
      <style:text-properties officeooo:rsid="057c39d8"/>
    </style:style>
    <style:style style:name="T34" style:family="text">
      <style:text-properties style:font-name="David CLM" fo:font-weight="normal" officeooo:rsid="07209f00" style:font-weight-asian="normal" style:font-name-complex="David CLM" style:font-weight-complex="normal"/>
    </style:style>
    <style:style style:name="T35" style:family="text">
      <style:text-properties style:font-name="David CLM" fo:font-weight="normal" officeooo:rsid="072df652" style:font-weight-asian="normal" style:font-name-complex="David CLM" style:font-weight-complex="normal"/>
    </style:style>
    <style:style style:name="T36" style:family="text">
      <style:text-properties style:font-name="David CLM" fo:font-weight="normal" officeooo:rsid="072f3b86" style:font-weight-asian="normal" style:font-name-complex="David CLM" style:font-weight-complex="normal"/>
    </style:style>
    <style:style style:name="T37" style:family="text">
      <style:text-properties style:font-name="David CLM" fo:font-weight="normal" officeooo:rsid="0722200f" style:font-weight-asian="normal" style:font-name-complex="David CLM" style:font-weight-complex="normal"/>
    </style:style>
    <style:style style:name="T38" style:family="text">
      <style:text-properties style:font-name="David CLM" fo:font-weight="normal" officeooo:rsid="071ebc14" style:font-weight-asian="normal" style:font-name-complex="David CLM" style:font-weight-complex="normal"/>
    </style:style>
    <style:style style:name="T39" style:family="text">
      <style:text-properties style:font-name="David CLM" fo:font-weight="normal" officeooo:rsid="0725b4c7" style:font-weight-asian="normal" style:font-name-complex="David CLM" style:font-weight-complex="normal"/>
    </style:style>
    <style:style style:name="T40" style:family="text">
      <style:text-properties style:font-name="David CLM" fo:font-weight="normal" officeooo:rsid="07307fae" style:font-weight-asian="normal" style:font-name-complex="David CLM" style:font-weight-complex="normal"/>
    </style:style>
    <style:style style:name="T41" style:family="text">
      <style:text-properties style:font-name="David CLM" fo:font-weight="normal" officeooo:rsid="07320555" style:font-weight-asian="normal" style:font-name-complex="David CLM" style:font-weight-complex="normal"/>
    </style:style>
    <style:style style:name="T42" style:family="text">
      <style:text-properties style:font-name="David CLM" fo:font-weight="normal" officeooo:rsid="072b0674" style:font-weight-asian="normal" style:font-name-complex="David CLM" style:font-weight-complex="normal"/>
    </style:style>
    <style:style style:name="T43" style:family="text">
      <style:text-properties style:font-name="David CLM" fo:font-weight="normal" officeooo:rsid="072b759b" style:font-weight-asian="normal" style:font-name-complex="David CLM" style:font-weight-complex="normal"/>
    </style:style>
    <style:style style:name="T44" style:family="text">
      <style:text-properties style:font-name="David CLM" fo:font-weight="bold" officeooo:rsid="0725b4c7" style:font-weight-asian="normal" style:font-name-complex="David CLM" style:font-weight-complex="normal"/>
    </style:style>
    <style:style style:name="T45" style:family="text">
      <style:text-properties style:font-name="David CLM" fo:font-weight="bold" officeooo:rsid="072b0674" style:font-weight-asian="normal" style:font-name-complex="David CLM" style:font-weight-complex="normal"/>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6008in" fo:text-indent="-0.25in" fo:margin-left="0.6008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508in" fo:text-indent="-0.25in" fo:margin-left="0.8508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1008in" fo:text-indent="-0.25in" fo:margin-left="1.1008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508in" fo:text-indent="-0.25in" fo:margin-left="1.3508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6008in" fo:text-indent="-0.25in" fo:margin-left="1.6008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508in" fo:text-indent="-0.25in" fo:margin-left="1.8508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1008in" fo:text-indent="-0.25in" fo:margin-left="2.1008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508in" fo:text-indent="-0.25in" fo:margin-left="2.3508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6008in" fo:text-indent="-0.25in" fo:margin-left="2.6008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508in" fo:text-indent="-0.25in" fo:margin-left="2.8508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text:span text:style-name="T18">מטלה</text:span> <text:span text:style-name="T24">- מכרזים אמיתיים</text:span></text:h>
      <text:p text:style-name="P6">יש לענות על שאלה אחת לבחירתכם.</text:p>
      <text:p text:style-name="P13">שאלה <text:span text:style-name="T17">1: מכרז מחיר שלישי</text:span><text:span text:style-name="T3"> (הקורס של טים, שאלה 27)</text:span></text:p>
      <text:p text:style-name="P3">ויקי המציאה מכרז חדש<text:span text:style-name="T10"> למכירת חפץ יחיד</text:span>: <text:span text:style-name="T10">מי שההכרזה שלו גבוהה ביותר זוכה בחפץ</text:span>, ומשלם את המחיר <text:span text:style-name="T6">השלישי</text:span><text:span text:style-name="T12"> (במקום המחיר השני במכרז ויקרי)</text:span>. האם המכרז של ויקי אמיתי?</text:p>
      <text:p text:style-name="P16">שאלה <text:span text:style-name="T25">2: מכרז ויקרי לקניית שירות</text:span></text:p>
      <text:p text:style-name="P7">אתם מעוניינים לשכור קבלן שיפוצים לשיפוץ הבית. לכל קבלן ישנה עלות אחרת לביצוע העבודה. אתם לא יודעים את העלות של כל קבלן. עקרונית, אתם מעדיפים לשכור קבלן עם עלות נמוכה ככל האפשר, אבל יש עוד גורם חשוב - המלצות. לכל קבלן ישנו מספר שונה של המלצות שקיבל מלקוחות קודמים.<text:span text:style-name="T20"> מספר ההמלצות של כל קבלן ידוע לכם.</text:span> אתם מעדיפים קבלן קצת יותר יקר עם הרבה המלצות, על-פני קבלן קצת יותר זול עם מעט המלצות.</text:p>
      <text:p text:style-name="P8">א. נסחו <text:span text:style-name="T22">ב</text:span>מדוייק את <text:span text:style-name="T8">פונקציית התועלת שלכם מכל קבלן - פונקצייה של העלות (c) ומספר המלצות (n).</text:span></text:p>
      <text:p text:style-name="P9">ב. תארו מנגנון <text:span text:style-name="T21">אמיתי </text:span>שיאפשר לכם לבחור את הקבלן הטוב ביותר עבורכם.</text:p>
      <text:p text:style-name="P14">שאלה <text:span text:style-name="T26">3: מכרז על חפצים זהים </text:span><text:span text:style-name="T3"><text:s/>(הקורס של טים, שאלה </text:span><text:span text:style-name="T4">29</text:span><text:span text:style-name="T3">)</text:span></text:p>
      <text:p text:style-name="P4">כדי לגייס כסף <text:span text:style-name="T23">לשיפוץ הבית</text:span>, החלטתם למכור את אוסף העטים הנדירים שלכם. באוסף יש 10 עטים זהים. <text:s text:c="2"/>ישנם 20 אנשים המעוניינים להשתתף במכרז. כל אחד מעוניין בעט אחד לכל היותר. תארו מכרז אמיתי<text:span text:style-name="T19"> ויעיל פארטו</text:span> למכירת העטים.</text:p>
      <text:p text:style-name="P15">שאלה<text:span text:style-name="T9"> 4</text:span>: חשיפת מידע</text:p>
      <text:p text:style-name="P5"><text:span text:style-name="T16">מצאתם בעליית-הגג שלכם שרשרת אבני-חן ישנה, </text:span>ואתם מאד רוצים לדעת מה השווי שלה. השכן שלכם הוא מומחה <text:span text:style-name="T16">לאבני-חן </text:span>ויודע בדיוק מהו <text:span text:style-name="T16">שווי השרשרת</text:span>, אבל הוא לא רוצה להגיד לכם. הציעו מנגנון שיגרום לשכן שלכם לגלות לכם<text:span text:style-name="T15">, מרצונו החופשי,</text:span> את שווי<text:span text:style-name="T5">ה</text:span> <text:span text:style-name="T2">האמיתי של השרשרת</text:span>.<text:span text:style-name="T7"> <text:s/></text:span><text:span text:style-name="T32">רמז</text:span><text:span text:style-name="T7">: קיראו כאן: https://www.econ2.uni-bonn.de/pdf/papers/goethes_second.pdf</text:span></text:p>
      <text:p text:style-name="P17">שאלה<text:span text:style-name="T9"> 5</text:span>: <text:span text:style-name="T26">הקצאה אמיתית של מעונות סטודנטים</text:span></text:p>
      <text:p text:style-name="P19">משרד המעונות של האוניברסיטה מקצה מעונות לסטודנטים בעזרת האלגוריתם הבא:</text:p>
      <text:list xml:id="list1651248698" text:style-name="L1">
        <text:list-item>
          <text:p text:style-name="P31">כל סטודנט רושם את שלושת סוגי המעונות שהוא הכי רוצה, לפי הסדר.</text:p>
        </text:list-item>
        <text:list-item>
          <text:p text:style-name="P31">המשרד מסדר את הסטודנטים לפי סדר עדיפות כלשהו (ותק, ציונים וכד').</text:p>
        </text:list-item>
        <text:list-item>
          <text:p text:style-name="P33">המשרד עובר על הסטודנטים לפי הסדר, ונותן לכל סטודנט את החדר הכי גבוה בדירוג שלו שעדיין זמין. אם כל השלושה לא זמינים, הסטודנט מקבל חדר זמין כלשהו באקראי.</text:p>
        </text:list-item>
      </text:list>
      <text:p text:style-name="P19">א. הוכיחו שהמנגנון אינו אמיתי.</text:p>
      <text:p text:style-name="P19">ב. הוכיחו, שגם אם כל הסטודנטים מדווחים את ההעדפות האמיתיות שלהם, המנגנון אינו יעיל פארטו.</text:p>
      <text:p text:style-name="P19">ג. הציעו שיפור קטן למנגנון, שיהפוך אותו לאמיתי וגם יעיל פארטו.</text:p>
      <text:p text:style-name="P18"><text:soft-page-break/>שאלה<text:span text:style-name="T9"> 6</text:span>: <text:span text:style-name="T26">הקצאת אמיתית של זמן חישוב</text:span></text:p>
      <text:p text:style-name="P10">כמה אנשים מעוניינים להריץ תהליכים על <text:span text:style-name="T27">מחשב-על</text:span>. לכל אדם יש תהליך אחד. לכל תהליך יש זמן ריצה שונה. <text:span text:style-name="T28">מחשב-העל </text:span>יכול להריץ תהליך אחד בכל פעם. <text:span text:style-name="T29">המחשב </text:span>פעיל במשך זמן מסויים (נניח 10 שעות) אבל זמן-הריצה הכולל של כל התהליכים הוא גדול יותר, כך שלא כל התהליכים יוכלו לרוץ. מנהל המערכת רוצה לתזמן את התהליכים <text:span text:style-name="T30">(באופן סדרתי) </text:span>כך שמספר התהליכים הכולל יהיה הגדול ביותר.</text:p>
      <text:p text:style-name="P10">כל אדם יודע מה זמן-הריצה של התהליך שלו (כמה דקות הוא צריך), אבל מנהל-המערכת אינו יודע את זמני הריצה של התהליכים. עיזרו למנהל-המערכת לפתח אלגוריתם <text:span text:style-name="T6">אמיתי</text:span><text:span text:style-name="T11">, שיגרום לכל אדם להצהיר על הזמן האמיתי של התהליך שלו, ויריץ את המספר הגדול ביותר של תהליכים במסגרת הזמן הקצוב.</text:span></text:p>
      <text:p text:style-name="P11">להרחבה (לא חובה לצורך פתרון המטלה): </text:p>
      <text:list xml:id="list2078451741" text:style-name="L2">
        <text:list-item>
          <text:p text:style-name="P26"><text:span text:style-name="T31">U Feige, M Tennenholtz (2011): "</text:span><text:a xlink:type="simple" xlink:href="https://dl.acm.org/citation.cfm?id=1993709" text:style-name="Internet_20_link" text:visited-style-name="Visited_20_Internet_20_Link"><text:span text:style-name="T31">Mechanism design with uncertain inputs:(to err is human, to forgive divine)‏</text:span></text:a><text:span text:style-name="T31">"</text:span><text:a xlink:type="simple" xlink:href="http://www.wisdom.weizmann.ac.il/~feige/mypapers/FairShareFeb2014.pdf" text:style-name="Internet_20_link" text:visited-style-name="Visited_20_Internet_20_Link"><text:span text:style-name="T31">‏</text:span></text:a></text:p>
        </text:list-item>
        <text:list-item>
          <text:p text:style-name="P26"><text:span text:style-name="T31">U </text:span><text:span text:style-name="T13">Feige, M Tennenholtz </text:span><text:span text:style-name="T31"> (2014): "</text:span><text:a xlink:type="simple" xlink:href="http://www.wisdom.weizmann.ac.il/~feige/mypapers/FairShareFeb2014.pdf" text:style-name="Internet_20_link" text:visited-style-name="Visited_20_Internet_20_Link"><text:span text:style-name="T31">On fair division of a homogeneous good"</text:span></text:a></text:p>
        </text:list-item>
      </text:list>
      <text:p text:style-name="P20"/>
      <text:p text:style-name="P21">שאלה 7: בעיית תחנת המוניות עם נהגים אסטרטגיים</text:p>
      <text:p text:style-name="P12">בתחנת מוניות עובדים שלושה נהגים. כל נהג נמצא עכשיו במקום אחר. התחנה מקבלת בו-זמנית שלוש פניות מנוסעים הנמצאים במקומות שונים. התחנה צריכה להחליט איזה נהג לשלוח לאיזה נוסע. הנתונים:</text:p>
      <text:list xml:id="list2367309088" text:style-name="L3">
        <text:list-item>
          <text:p text:style-name="P29">המרחק בין נהג i לבין נוסע j הוא: d[i,j] (ק"מ). </text:p>
        </text:list-item>
        <text:list-item>
          <text:p text:style-name="P30"><text:span text:style-name="T33">התחנה לא יודעת איפה נמצא כל נהג, ולכן לא יודעת את d[i,j]. <text:s/></text:span><text:span text:style-name="T14">הערך הזה ידוע רק לנהג i.</text:span></text:p>
        </text:list-item>
        <text:list-item>
          <text:p text:style-name="P29">מחיר של דלק לקילומטר הוא p (ש"ח).</text:p>
        </text:list-item>
      </text:list>
      <text:p text:style-name="P22">תארו אלגוריתם להתאמת נוסעים לנהגים, עם התכונות הבאות:</text:p>
      <text:list xml:id="list1166338272" text:style-name="L4">
        <text:list-item>
          <text:p text:style-name="P34">לכל נהג i כדאי לדווח את המרחק האמיתי בינו לבין כל נוסע (d[i,j] לכל j).</text:p>
        </text:list-item>
        <text:list-item>
          <text:p text:style-name="P34">האלגוריתם מוצא את ההשמה הזולה ביותר של נהגים לנוסעים.</text:p>
        </text:list-item>
      </text:list>
      <text:p text:style-name="P22">הדגימו את פעולת האלגוריתם: הסבירו מה מדווחים הנהגים, איזו השמה מחשב האלגוריתם, וכמה כל אחד משלם/מקבל.</text:p>
      <text:p text:style-name="P22"/>
      <text:p text:style-name="P24">מאמרים להרחבה ולמטלת רשות</text:p>
      <text:list xml:id="list2353970101" text:style-name="L5">
        <text:list-item>
          <text:p text:style-name="P32"><text:a xlink:type="simple" xlink:href="https://scholar.google.co.il/citations?user=_4dnp0IAAAAJ&amp;hl=iw&amp;oi=sra" text:style-name="Internet_20_link" text:visited-style-name="Visited_20_Internet_20_Link"><text:span text:style-name="T34">K Leyton-Brown</text:span></text:a><text:span text:style-name="T34">, </text:span><text:a xlink:type="simple" xlink:href="https://scholar.google.co.il/citations?user=b4cFNacAAAAJ&amp;hl=iw&amp;oi=sra" text:style-name="Internet_20_link" text:visited-style-name="Visited_20_Internet_20_Link"><text:span text:style-name="T34">P Milgrom</text:span></text:a><text:span text:style-name="T35"> (2017): "</text:span><text:a xlink:type="simple" xlink:href="https://www.pnas.org/content/114/28/7202.short" text:style-name="Internet_20_link" text:visited-style-name="Visited_20_Internet_20_Link"><text:span text:style-name="T34">Economics and computer science of a radio spectrum reallocation‏</text:span></text:a><text:span text:style-name="T35">"<text:line-break/>איך שילוב בין כלכלה לבין מדעי-המחשב הכניס לממשלת ארה"ב מיליארדי דולרים במכרז למכירת תדרים</text:span><text:span text:style-name="T36">.</text:span></text:p>
        </text:list-item>
        <text:list-item>
          <text:p text:style-name="P27"><text:span text:style-name="T34">S. Li (2017): </text:span><text:span text:style-name="T37">"</text:span><text:a xlink:type="simple" xlink:href="https://www.aeaweb.org/articles?id=10.1257/aer.20160425" text:style-name="Internet_20_link" text:visited-style-name="Visited_20_Internet_20_Link"><text:span text:style-name="T38">Obviously strategy-proof mechanisms‏</text:span></text:a><text:span text:style-name="T37">"</text:span></text:p>
        </text:list-item>
        <text:list-item>
          <text:p text:style-name="P27"><text:span text:style-name="T39">Ausubel</text:span><text:span text:style-name="T40"> and</text:span><text:span text:style-name="T39"> Milgrom (2006): </text:span><text:bookmark text:name="a3LHlI-5IX0J"/><text:span text:style-name="T39">"</text:span><text:a xlink:type="simple" xlink:href="https://www.researchgate.net/profile/Paul_Milgrom/publication/247926036_The_Lovely_but_Lonely_Vickrey_Auction/links/54bdcfe10cf27c8f2814ce6e/The-Lovely-but-Lonely-Vickrey-Auction.pdf" text:style-name="Internet_20_link" text:visited-style-name="Visited_20_Internet_20_Link"><text:span text:style-name="T37">The lovely but lonely Vickrey auction‏</text:span></text:a><text:span text:style-name="T37">"</text:span></text:p>
        </text:list-item>
        <text:list-item>
          <text:p text:style-name="P27"><text:bookmark text:name="FZKlRWKnrlQJ"/><text:span text:style-name="T39">Varian</text:span><text:span text:style-name="T40"> and H</text:span><text:span text:style-name="T39">arris (2014): "</text:span><text:a xlink:type="simple" xlink:href="https://www.aeaweb.org/articles?id=10.1257/aer.104.5.442" text:style-name="Internet_20_link" text:visited-style-name="Visited_20_Internet_20_Link"><text:span text:style-name="T37">The VCG auction in theory and practice‏</text:span></text:a><text:span text:style-name="T41">"</text:span><text:span text:style-name="T40"> <text:line-break/></text:span><text:span text:style-name="T41">עדות מהכלכלן הראשי של גוגל על שימוש במכרז וק"ג</text:span></text:p>
        </text:list-item>
        <text:list-item>
          <text:p text:style-name="P32"><text:span text:style-name="T39">H Nurmi, A Salomaa </text:span><text:span text:style-name="T42"> (1993): "</text:span><text:bookmark text:name="7frN5WsLTBwJ"/><text:a xlink:type="simple" xlink:href="https://link.springer.com/article/10.1007/BF01384489" text:style-name="Internet_20_link" text:visited-style-name="Visited_20_Internet_20_Link"><text:span text:style-name="T39">Cryptographic protocols for </text:span></text:a><text:a xlink:type="simple" xlink:href="https://link.springer.com/article/10.1007/BF01384489" text:style-name="Internet_20_link" text:visited-style-name="Visited_20_Internet_20_Link"><text:span text:style-name="T39">Vickrey</text:span></text:a><text:a xlink:type="simple" xlink:href="https://link.springer.com/article/10.1007/BF01384489" text:style-name="Internet_20_link" text:visited-style-name="Visited_20_Internet_20_Link"><text:span text:style-name="T44"> </text:span></text:a><text:a xlink:type="simple" xlink:href="https://link.springer.com/article/10.1007/BF01384489" text:style-name="Internet_20_link" text:visited-style-name="Visited_20_Internet_20_Link"><text:span text:style-name="T39">auctions‏</text:span></text:a><text:a xlink:type="simple" xlink:href="https://link.springer.com/article/10.1007/BF01384489" text:style-name="Internet_20_link" text:visited-style-name="Visited_20_Internet_20_Link"><text:span text:style-name="T42">"</text:span></text:a></text:p>
        </text:list-item>
        <text:list-item>
          <text:p text:style-name="P32"><text:span text:style-name="T42">A Ghosh, A Roth - </text:span><text:span text:style-name="T43"><text:s/>(2015): "</text:span><text:a xlink:type="simple" xlink:href="https://www.sciencedirect.com/science/article/pii/S0899825613000961" text:style-name="Internet_20_link" text:visited-style-name="Visited_20_Internet_20_Link"><text:span text:style-name="T42">Selling </text:span></text:a><text:a xlink:type="simple" xlink:href="https://www.sciencedirect.com/science/article/pii/S0899825613000961" text:style-name="Internet_20_link" text:visited-style-name="Visited_20_Internet_20_Link"><text:span text:style-name="T42">privacy</text:span></text:a><text:a xlink:type="simple" xlink:href="https://www.sciencedirect.com/science/article/pii/S0899825613000961" text:style-name="Internet_20_link" text:visited-style-name="Visited_20_Internet_20_Link"><text:span text:style-name="T45"> </text:span></text:a><text:a xlink:type="simple" xlink:href="https://www.sciencedirect.com/science/article/pii/S0899825613000961" text:style-name="Internet_20_link" text:visited-style-name="Visited_20_Internet_20_Link"><text:span text:style-name="T42">at auction</text:span></text:a><text:span text:style-name="T43">"</text:span></text:p>
          <text:p text:style-name="P28"/>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3-23T19:21:59.224671482</dc:date>
    <meta:editing-duration>P11DT17H27M55S</meta:editing-duration>
    <meta:editing-cycles>1237</meta:editing-cycles>
    <meta:document-statistic meta:table-count="0" meta:image-count="0" meta:object-count="0" meta:page-count="3" meta:paragraph-count="45" meta:word-count="737" meta:character-count="4127" meta:non-whitespace-character-count="3441"/>
  </office:meta>
</office:document-meta>
</file>